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2.0451in"/>
    </style:style>
    <style:style style:name="Table1.B" style:family="table-column">
      <style:table-column-properties style:column-width="3.89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472in" table:align="left"/>
    </style:style>
    <style:style style:name="Table2.A" style:family="table-column">
      <style:table-column-properties style:column-width="1.8326in"/>
    </style:style>
    <style:style style:name="Table2.B" style:family="table-column">
      <style:table-column-properties style:column-width="3.614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188in" table:align="left"/>
    </style:style>
    <style:style style:name="Table3.A" style:family="table-column">
      <style:table-column-properties style:column-width="1.9174in"/>
    </style:style>
    <style:style style:name="Table3.B" style:family="table-column">
      <style:table-column-properties style:column-width="5.0014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>
      <style:paragraph-properties fo:break-before="page"/>
    </style:style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Standard">
      <style:text-properties officeooo:paragraph-rsid="0007bae4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T1" style:family="text">
      <style:text-properties officeooo:rsid="0007bae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ocument 5: Relational Merkle Closures</text:span></text:h>
      <text:p text:style-name="Horizontal_20_Line"/>
      <text:h text:style-name="Heading_20_3" text:outline-level="3"><text:span text:style-name="Strong_20_Emphasis">1. Abstract</text:span></text:h>
      <text:p text:style-name="Text_20_body">Relational Merkle Closures provide cryptographic proof that <text:span text:style-name="Strong_20_Emphasis">no valid dependency path exists</text:span> between assets within a directed graph or dataset at a specific epoch. For each source asset and epoch, the system computes its full set of reachable nodes (closure), encodes that set as a Sparse Merkle Map (SMM), and commits its root into an authenticated, chained accumulator. A <text:span text:style-name="Strong_20_Emphasis">non-reachability receipt</text:span> then proves that a target asset B is <text:span text:style-name="Emphasis">not</text:span> reachable from asset A by presenting:</text:p>
      <text:list text:style-name="L1">
        <text:list-item>
          <text:p text:style-name="P1">a Sparse Merkle non-membership proof for B under A’s closure root,</text:p>
        </text:list-item>
        <text:list-item>
          <text:p text:style-name="P1">inclusion of that closure root in the epoch accumulator,</text:p>
        </text:list-item>
        <text:list-item>
          <text:p text:style-name="P1">and anchoring of that accumulator in a cumulative root-chain.<text:line-break/>This construction enables privacy-preserving proof of absence — without revealing intermediate nodes, graph structure, or asset content. </text:p>
        </text:list-item>
      </text:list>
      <text:h text:style-name="Heading_20_3" text:outline-level="3"><text:span text:style-name="Strong_20_Emphasis">2. Technical Field</text:span></text:h>
      <text:p text:style-name="Text_20_body">This document operates within:</text:p>
      <text:list text:style-name="L2">
        <text:list-item>
          <text:p text:style-name="P2">Authenticated data structures for graphs and relational systems</text:p>
        </text:list-item>
        <text:list-item>
          <text:p text:style-name="P2">Cryptographic proofs of <text:span text:style-name="Emphasis">absence</text:span> (non-reachability, non-membership)</text:p>
        </text:list-item>
        <text:list-item>
          <text:p text:style-name="P2">Sparse Merkle trees, accumulators, and anchor-based audit trails</text:p>
        </text:list-item>
        <text:list-item>
          <text:p text:style-name="P2">Supply chain integrity, dependency validation, SBOMs, access control, lifecycle proofs</text:p>
        </text:list-item>
      </text:list>
      <text:p text:style-name="Horizontal_20_Line"/>
      <text:h text:style-name="Heading_20_3" text:outline-level="3"><text:span text:style-name="Strong_20_Emphasis">3. Background and Problem</text:span></text:h>
      <text:p text:style-name="Text_20_body">Linear Merkle trees prove <text:span text:style-name="Emphasis">membership</text:span>. They cannot answer:<text:line-break/><text:span text:style-name="Strong_20_Emphasis">“Can asset A reach asset B?”</text:span><text:line-break/><text:span text:style-name="Strong_20_Emphasis">“Is there any valid path between two nodes?”</text:span></text:p>
      <text:p text:style-name="Text_20_body">Relational systems (supply chains, access-control graphs, dependency DAGs, key hierarchies) require <text:span text:style-name="Strong_20_Emphasis">proofs of non-reachability</text:span>, i.e., <text:span text:style-name="Emphasis">A ⇏ B</text:span>. Traditional systems:</text:p>
      <text:list text:style-name="L3">
        <text:list-item>
          <text:p text:style-name="P3">require full graph disclosure, or</text:p>
        </text:list-item>
        <text:list-item>
          <text:p text:style-name="P3">rely on trusted assertions instead of cryptographic evidence.</text:p>
        </text:list-item>
      </text:list>
      <text:p text:style-name="Text_20_body">Relational Merkle Closures solve this by:</text:p>
      <text:list text:style-name="L4">
        <text:list-item>
          <text:p text:style-name="P4">committing to entire reachability sets per asset, per epoch,</text:p>
        </text:list-item>
        <text:list-item>
          <text:p text:style-name="P4">and allowing compact Merkle <text:span text:style-name="Emphasis">non-membership</text:span> proofs to show absence of a connection.</text:p>
        </text:list-item>
      </text:list>
      <text:p text:style-name="Horizontal_20_Line"><text:soft-page-break/></text:p>
      <text:h text:style-name="Heading_20_3" text:outline-level="3"><text:span text:style-name="Strong_20_Emphasis">4. Key Definitions</text:span>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erm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Source Node (A)</text:p>
          </table:table-cell>
          <table:table-cell table:style-name="Table1.A1" office:value-type="string">
            <text:p text:style-name="Table_20_Contents">Node whose reachability closure is computed</text:p>
          </table:table-cell>
        </table:table-row>
        <table:table-row>
          <table:table-cell table:style-name="Table1.A1" office:value-type="string">
            <text:p text:style-name="Table_20_Contents">Target Node (B)</text:p>
          </table:table-cell>
          <table:table-cell table:style-name="Table1.A1" office:value-type="string">
            <text:p text:style-name="Table_20_Contents">Node tested for reachability from A</text:p>
          </table:table-cell>
        </table:table-row>
        <table:table-row>
          <table:table-cell table:style-name="Table1.A1" office:value-type="string">
            <text:p text:style-name="Table_20_Contents">Closure (Desc_i(A))</text:p>
          </table:table-cell>
          <table:table-cell table:style-name="Table1.A1" office:value-type="string">
            <text:p text:style-name="Table_20_Contents">Set of all nodes reachable from A at epoch <text:span text:style-name="Emphasis">i</text:span></text:p>
          </table:table-cell>
        </table:table-row>
        <table:table-row>
          <table:table-cell table:style-name="Table1.A1" office:value-type="string">
            <text:p text:style-name="Table_20_Contents">Sparse Merkle Map (SMM)</text:p>
          </table:table-cell>
          <table:table-cell table:style-name="Table1.A1" office:value-type="string">
            <text:p text:style-name="Table_20_Contents">Key → value map with default for non-members</text:p>
          </table:table-cell>
        </table:table-row>
        <table:table-row>
          <table:table-cell table:style-name="Table1.A1" office:value-type="string">
            <text:p text:style-name="Table_20_Contents">Closure Root (SMT_root_Aⁱ)</text:p>
          </table:table-cell>
          <table:table-cell table:style-name="Table1.A1" office:value-type="string">
            <text:p text:style-name="Table_20_Contents">Root hash of A’s closure SMM at epoch <text:span text:style-name="Emphasis">i</text:span></text:p>
          </table:table-cell>
        </table:table-row>
        <table:table-row>
          <table:table-cell table:style-name="Table1.A1" office:value-type="string">
            <text:p text:style-name="Table_20_Contents">Closure Header (CH_Aⁱ)</text:p>
          </table:table-cell>
          <table:table-cell table:style-name="Table1.A1" office:value-type="string">
            <text:p text:style-name="Table_20_Contents">Hash binding {A, epoch i, closure root}</text:p>
          </table:table-cell>
        </table:table-row>
        <table:table-row>
          <table:table-cell table:style-name="Table1.A1" office:value-type="string">
            <text:p text:style-name="Table_20_Contents">Epoch Accumulator</text:p>
          </table:table-cell>
          <table:table-cell table:style-name="Table1.A1" office:value-type="string">
            <text:p text:style-name="Table_20_Contents">Merkle/accumulator structure over closure headers</text:p>
          </table:table-cell>
        </table:table-row>
        <table:table-row>
          <table:table-cell table:style-name="Table1.A1" office:value-type="string">
            <text:p text:style-name="Table_20_Contents">Root Chain</text:p>
          </table:table-cell>
          <table:table-cell table:style-name="Table1.A1" office:value-type="string">
            <text:p text:style-name="Table_20_Contents">Cumulative chain of epoch roots to enforce immutability</text:p>
          </table:table-cell>
        </table:table-row>
        <table:table-row>
          <table:table-cell table:style-name="Table1.A1" office:value-type="string">
            <text:p text:style-name="Table_20_Contents">Non-Reachability Receipt</text:p>
          </table:table-cell>
          <table:table-cell table:style-name="Table1.A1" office:value-type="string">
            <text:p text:style-name="Table_20_Contents">Proof binding A ⇏ B at epoch i</text:p>
          </table:table-cell>
        </table:table-row>
      </table:table>
      <text:p text:style-name="Standard"/>
      <text:h text:style-name="Heading_20_3" text:outline-level="3"><text:span text:style-name="Strong_20_Emphasis">5. System Overview</text:span></text:h>
      <text:p text:style-name="Text_20_body"><text:span text:style-name="Strong_20_Emphasis">Core Components:</text:span></text:p>
      <text:list text:style-name="L5">
        <text:list-item>
          <text:p text:style-name="P5"><text:span text:style-name="Strong_20_Emphasis">Graph Store (100):</text:span> Maintains asset nodes and dependency edges</text:p>
        </text:list-item>
        <text:list-item>
          <text:p text:style-name="P5"><text:span text:style-name="Strong_20_Emphasis">Closure Engine (110):</text:span> Computes reachability set Desc_i(A)</text:p>
        </text:list-item>
        <text:list-item>
          <text:p text:style-name="P5"><text:span text:style-name="Strong_20_Emphasis">DAG Validator (120):</text:span> Rejects cycles before closure is computed</text:p>
        </text:list-item>
        <text:list-item>
          <text:p text:style-name="P5"><text:span text:style-name="Strong_20_Emphasis">Sparse Merkle Map Builder (130):</text:span> Encodes closure as SMM → generates SMT_root_Aⁱ</text:p>
        </text:list-item>
        <text:list-item>
          <text:p text:style-name="P5"><text:span text:style-name="Strong_20_Emphasis">Closure Header (150):</text:span> Binds source, epoch, and closure root</text:p>
        </text:list-item>
        <text:list-item>
          <text:p text:style-name="P5"><text:span text:style-name="Strong_20_Emphasis">Epoch Accumulator (160):</text:span> Includes CH_Aⁱ into per-epoch authenticated structure</text:p>
        </text:list-item>
        <text:list-item>
          <text:p text:style-name="P5"><text:span text:style-name="Strong_20_Emphasis">Root Chain (170):</text:span> <text:span text:style-name="Source_20_Text">Chainₖ = H(Chainₖ₋₁ ∥ Epoch_Rootₖ)</text:span></text:p>
        </text:list-item>
        <text:list-item>
          <text:p text:style-name="P5"><text:span text:style-name="Strong_20_Emphasis">Anchor Interface (180):</text:span> Publishes roots externally (optional)</text:p>
        </text:list-item>
        <text:list-item>
          <text:p text:style-name="P5"><text:span text:style-name="Strong_20_Emphasis">Receipt Store (190):</text:span> Stores non-reachability receipts</text:p>
        </text:list-item>
      </text:list>
      <text:p text:style-name="Text_20_body"><text:span text:style-name="Emphasis">(Figure references: See Diagrams 1–4 in uploaded source)</text:span></text:p>
      <text:p text:style-name="Horizontal_20_Line"/>
      <text:h text:style-name="Heading_20_3" text:outline-level="3"><text:span text:style-name="Strong_20_Emphasis">6. Core Mechanism</text:span></text:h>
      <text:h text:style-name="Heading_20_4" text:outline-level="4"><text:span text:style-name="Strong_20_Emphasis">6.1 Closure Construction</text:span></text:h>
      <text:p text:style-name="Text_20_body">For each source A at epoch i:</text:p>
      <text:p text:style-name="Standard">Desc_i(A) = { all nodes reachable via valid edges }<text:line-break/></text:p>
      <text:p text:style-name="Standard"/>
      <text:list text:style-name="L6">
        <text:list-item>
          <text:p text:style-name="P6">Computed via deterministic DFS/BFS</text:p>
        </text:list-item>
        <text:list-item>
          <text:p text:style-name="P7">Requires graph to be acyclic for epoch i</text:p>
        </text:list-item>
      </text:list>
      <text:h text:style-name="Heading_20_4" text:outline-level="4"><text:span text:style-name="Strong_20_Emphasis">6.2 Sparse Merkle Encoding</text:span></text:h>
      <text:list text:style-name="L7">
        <text:list-item>
          <text:p text:style-name="P8">Domain: Universal keyspace of all node IDs</text:p>
        </text:list-item>
        <text:list-item>
          <text:p text:style-name="P8">Reachable nodes → mapped to 1 or asset-hash</text:p>
        </text:list-item>
        <text:list-item>
          <text:p text:style-name="P8">Unreachable nodes → map to canonical default ⊥</text:p>
        </text:list-item>
        <text:list-item>
          <text:p text:style-name="P8">Resulting root: <text:span text:style-name="Source_20_Text">SMT_root_Aⁱ</text:span></text:p>
        </text:list-item>
      </text:list>
      <text:h text:style-name="Heading_20_4" text:outline-level="4"><text:span text:style-name="Strong_20_Emphasis">6.3 Closure Header</text:span></text:h>
      <text:p text:style-name="P9">CH_Aⁱ = H("closure" ∥ A ∥ i ∥ SMT_root_Aⁱ)<text:line-break/></text:p>
      <text:p text:style-name="P9">Inserted into Epoch Accumulator → Root Chain.</text:p>
      <text:p text:style-name="Horizontal_20_Line"/>
      <text:h text:style-name="Heading_20_3" text:outline-level="3"><text:span text:style-name="Strong_20_Emphasis">7. Non-Reachability Receipt (A ⇏ B)</text:span></text:h>
      <text:p text:style-name="Text_20_body">Receipt contains: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Contents</text:p>
            </table:table-cell>
          </table:table-row>
        </table:table-header-rows>
        <table:table-row>
          <table:table-cell table:style-name="Table2.A1" office:value-type="string">
            <text:p text:style-name="Table_20_Contents">Source Asset</text:p>
          </table:table-cell>
          <table:table-cell table:style-name="Table2.A1" office:value-type="string">
            <text:p text:style-name="Table_20_Contents">A_id</text:p>
          </table:table-cell>
        </table:table-row>
        <table:table-row>
          <table:table-cell table:style-name="Table2.A1" office:value-type="string">
            <text:p text:style-name="Table_20_Contents">Target Asset</text:p>
          </table:table-cell>
          <table:table-cell table:style-name="Table2.A1" office:value-type="string">
            <text:p text:style-name="Table_20_Contents">B_id</text:p>
          </table:table-cell>
        </table:table-row>
        <table:table-row>
          <table:table-cell table:style-name="Table2.A1" office:value-type="string">
            <text:p text:style-name="Table_20_Contents">Epoch</text:p>
          </table:table-cell>
          <table:table-cell table:style-name="Table2.A1" office:value-type="string">
            <text:p text:style-name="Table_20_Contents">i</text:p>
          </table:table-cell>
        </table:table-row>
        <table:table-row>
          <table:table-cell table:style-name="Table2.A1" office:value-type="string">
            <text:p text:style-name="Table_20_Contents">Closure Header</text:p>
          </table:table-cell>
          <table:table-cell table:style-name="Table2.A1" office:value-type="string">
            <text:p text:style-name="Table_20_Contents">CH_Aⁱ</text:p>
          </table:table-cell>
        </table:table-row>
        <table:table-row>
          <table:table-cell table:style-name="Table2.A1" office:value-type="string">
            <text:p text:style-name="Table_20_Contents">Closure Root</text:p>
          </table:table-cell>
          <table:table-cell table:style-name="Table2.A1" office:value-type="string">
            <text:p text:style-name="Table_20_Contents">SMT_root_Aⁱ</text:p>
          </table:table-cell>
        </table:table-row>
        <table:table-row>
          <table:table-cell table:style-name="Table2.A1" office:value-type="string">
            <text:p text:style-name="Table_20_Contents">Sparse Merkle Proof</text:p>
          </table:table-cell>
          <table:table-cell table:style-name="Table2.A1" office:value-type="string">
            <text:p text:style-name="Table_20_Contents">π⊥ such that H(B) = ⊥ under SMT_root_Aⁱ</text:p>
          </table:table-cell>
        </table:table-row>
        <table:table-row>
          <table:table-cell table:style-name="Table2.A1" office:value-type="string">
            <text:p text:style-name="Table_20_Contents">Epoch Accumulator Proof</text:p>
          </table:table-cell>
          <table:table-cell table:style-name="Table2.A1" office:value-type="string">
            <text:p text:style-name="Table_20_Contents">π_acc confirming CH_Aⁱ inclusion</text:p>
          </table:table-cell>
        </table:table-row>
        <table:table-row>
          <table:table-cell table:style-name="Table2.A1" office:value-type="string">
            <text:p text:style-name="Table_20_Contents">Root Chain Proof</text:p>
          </table:table-cell>
          <table:table-cell table:style-name="Table2.A1" office:value-type="string">
            <text:p text:style-name="Table_20_Contents">Confirms CH_Aⁱ is anchored chronologically</text:p>
          </table:table-cell>
        </table:table-row>
        <table:table-row>
          <table:table-cell table:style-name="Table2.A1" office:value-type="string">
            <text:p text:style-name="Table_20_Contents">Optional</text:p>
          </table:table-cell>
          <table:table-cell table:style-name="Table2.A1" office:value-type="string">
            <text:p text:style-name="Table_20_Contents">Valid-edge root, tombstone proofs for revoked edges</text:p>
          </table:table-cell>
        </table:table-row>
      </table:table>
      <text:p text:style-name="Standard"/>
      <text:h text:style-name="Heading_20_3" text:outline-level="3"><text:span text:style-name="Strong_20_Emphasis">8. Edge Validity Models</text:span></text:h>
      <text:p text:style-name="Text_20_body">Two supported models (in spec &amp; claims<text:span text:style-name="T1">):</text:span>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Model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Dual-Set (Valid + Invalid)</text:span></text:p>
          </table:table-cell>
          <table:table-cell table:style-name="Table3.A1" office:value-type="string">
            <text:p text:style-name="Table_20_Contents">Two Merkle roots per epoch: Rᵥⁱ (valid edges), Rᵢⁱ (invalid/tombstones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nterval-Based</text:span></text:p>
          </table:table-cell>
          <table:table-cell table:style-name="Table3.A1" office:value-type="string">
            <text:p text:style-name="Table_20_Contents">Each edge has <text:span text:style-name="Source_20_Text">start_epoch</text:span>, <text:span text:style-name="Source_20_Text">end_epoch</text:span>; valid only if epoch satisfies range</text:p>
          </table:table-cell>
        </table:table-row>
      </table:table>
      <text:p text:style-name="Text_20_body"/>
      <text:p text:style-name="Text_20_body">Both allow:</text:p>
      <text:list text:style-name="L8">
        <text:list-item>
          <text:p text:style-name="P10">Proof of valid dependency</text:p>
        </text:list-item>
        <text:list-item>
          <text:p text:style-name="P10"><text:soft-page-break/>Proof of revoked or removed edge</text:p>
        </text:list-item>
        <text:list-item>
          <text:p text:style-name="P10">Proof of “dangling” edges</text:p>
        </text:list-item>
      </text:list>
      <text:p text:style-name="Horizontal_20_Line"/>
      <text:h text:style-name="Heading_20_3" text:outline-level="3"><text:span text:style-name="Strong_20_Emphasis">9. Verification Procedure</text:span></text:h>
      <text:p text:style-name="Text_20_body">To verify A ⇏ B at epoch i:</text:p>
      <text:list text:style-name="L9">
        <text:list-item>
          <text:p text:style-name="P11">Validate CH_Aⁱ commits to (A, i, SMT_root_Aⁱ).</text:p>
        </text:list-item>
        <text:list-item>
          <text:p text:style-name="P11">Confirm π⊥ → B maps to default = ⊥ under SMT_root_Aⁱ.</text:p>
        </text:list-item>
        <text:list-item>
          <text:p text:style-name="P11">Confirm CH_Aⁱ ∈ epoch accumulator via π_acc.</text:p>
        </text:list-item>
        <text:list-item>
          <text:p text:style-name="P11">Confirm epoch accumulator ∈ root chain.</text:p>
        </text:list-item>
        <text:list-item>
          <text:p text:style-name="P11">(Optional) Validate edge validity or tombstones.</text:p>
        </text:list-item>
      </text:list>
      <text:p text:style-name="Text_20_body">If all hold → No valid path exists from A to B at epoch i.</text:p>
      <text:p text:style-name="Horizontal_20_Line"/>
      <text:h text:style-name="Heading_20_3" text:outline-level="3"><text:span text:style-name="Strong_20_Emphasis">10. Example Applications</text:span></text:h>
      <text:list text:style-name="L10">
        <text:list-item>
          <text:p text:style-name="P12">Supply chain: prove Supplier X does <text:span text:style-name="Emphasis">not</text:span> lead to Component Y.</text:p>
        </text:list-item>
        <text:list-item>
          <text:p text:style-name="P12">SBOM / software dependencies: prove Package A does <text:span text:style-name="Emphasis">not</text:span> include Library B.</text:p>
        </text:list-item>
        <text:list-item>
          <text:p text:style-name="P12">Access control: user cannot reach resource.</text:p>
        </text:list-item>
        <text:list-item>
          <text:p text:style-name="P12">Revocation: prove that a dependent asset is no longer reachable once upstream is destroyed.</text:p>
        </text:list-item>
        <text:list-item>
          <text:p text:style-name="P12">Database integrity: show that foreign key paths do not exist.</text:p>
        </text:list-item>
      </text:list>
      <text:p text:style-name="Horizontal_20_Line"/>
      <text:h text:style-name="Heading_20_3" text:outline-level="3"><text:span text:style-name="Strong_20_Emphasis">11. Advantages</text:span></text:h>
      <text:p text:style-name="Text_20_body">✔ First cryptographic proof model for <text:span text:style-name="Emphasis">absence of dependency</text:span><text:line-break/>✔ Scales logarithmically with graph size (Sparse Merkle)<text:line-break/>✔ No disclosure of graph topology or intermediate nodes<text:line-break/>✔ Compatible with Documents 1–4 (EIV, Transition States, CSTP Core, Graph Lifecycle)<text:line-break/>✔ Supports destruction, migration, revocation, and non-existence universally</text:p>
      <text:p text:style-name="Horizontal_20_Line"/>
      <text:p text:style-name="Text_20_body"><text:span text:style-name="Strong_20_Emphasis">End of Document 5 – Relational Merkle Closur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2:43:32.732869300</meta:creation-date>
    <dc:date>2025-10-20T12:46:48.254955200</dc:date>
    <meta:editing-duration>PT3M15S</meta:editing-duration>
    <meta:editing-cycles>1</meta:editing-cycles>
    <meta:generator>LibreOffice/25.8.1.1$Windows_X86_64 LibreOffice_project/54047653041915e595ad4e45cccea684809c77b5</meta:generator>
    <meta:document-statistic meta:table-count="3" meta:image-count="0" meta:object-count="0" meta:page-count="4" meta:paragraph-count="118" meta:word-count="851" meta:character-count="5344" meta:non-whitespace-character-count="4648"/>
  </office:meta>
</office:document-meta>
</file>